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e2bb" officeooo:paragraph-rsid="000ce2bb"/>
    </style:style>
    <style:style style:name="P2" style:family="paragraph" style:parent-style-name="Standard">
      <style:text-properties officeooo:rsid="000ce2bb" officeooo:paragraph-rsid="000ce2bb"/>
    </style:style>
    <style:style style:name="P3" style:family="paragraph" style:parent-style-name="Standard">
      <style:text-properties officeooo:rsid="000ee237" officeooo:paragraph-rsid="000ee2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XServer</text:p>
      <text:p text:style-name="P1"/>
      <text:p text:style-name="P1">Author</text:p>
      <text:p text:style-name="P1">Date</text:p>
      <text:p text:style-name="P1">Version</text:p>
      <text:p text:style-name="P1"/>
      <text:p text:style-name="P1">Just a simple description of a test process.</text:p>
      <text:p text:style-name="P1"/>
      <text:p text:style-name="P3">I tried using the standard FireDAC processes, following tutorials and they compiled, but gave errors at run time; specifically json conversion errors. The errors were related to the use of streams and were the same for TStream, TStringStream and TMemoryStream. Using plain strings works with the manual process of looping through the record set.</text:p>
      <text:p text:style-name="P3"/>
      <text:p text:style-name="P3">Failure in Delphi 10.3.3, the last version of Rio. One of the videos was using this version and working with streams.</text:p>
      <text:p text:style-name="P3"/>
      <text:p text:style-name="P3">The only other thing to not is that the WebBroker output escapes dates with “/” separators like this: “22\/07\/2023” and XData escapes it like this: “22\\/07\\/202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31T00:37:52.056000000</meta:creation-date>
    <dc:date>2023-09-01T14:22:33.609000000</dc:date>
    <meta:editing-duration>PT10M38S</meta:editing-duration>
    <meta:editing-cycles>2</meta:editing-cycles>
    <meta:generator>LibreOffice/7.4.5.1$Windows_X86_64 LibreOffice_project/9c0871452b3918c1019dde9bfac75448afc4b57f</meta:generator>
    <meta:document-statistic meta:table-count="0" meta:image-count="0" meta:object-count="0" meta:page-count="1" meta:paragraph-count="8" meta:word-count="113" meta:character-count="696" meta:non-whitespace-character-count="591"/>
  </office:meta>
</office:document-meta>
</file>